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currency" office:currency="USD" office:value="100">
            <text:p>$100.00</text:p>
          </table:table-cell>
          <table:table-cell table:style-name="Default" office:value-type="string">
            <text:p><text:s/>= Initial Principle $'s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terest Rate %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Beginning of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ears</text:p>
          </table:table-cell>
          <table:table-cell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formula="of:=[.D3]" office:value-type="currency" office:currency="USD" office:value="100">
            <text:p>$100.00</text:p>
          </table:table-cell>
          <table:table-cell table:formula="of:=[.E10]*[.$D$4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E10]+[.F10]" office:value-type="currency" office:currency="USD" office:value="106">
            <text:p>$106.00</text:p>
          </table:table-cell>
          <table:table-cell table:formula="of:=[.E11]*[.$D$4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E11]+[.F11]" office:value-type="currency" office:currency="USD" office:value="112.36">
            <text:p>$112.36</text:p>
          </table:table-cell>
          <table:table-cell table:formula="of:=[.E12]*[.$D$4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E12]+[.F12]" office:value-type="currency" office:currency="USD" office:value="119.1016">
            <text:p>$119.10</text:p>
          </table:table-cell>
          <table:table-cell table:formula="of:=[.E13]*[.$D$4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E13]+[.F13]" office:value-type="currency" office:currency="USD" office:value="126.247696">
            <text:p>$126.25</text:p>
          </table:table-cell>
          <table:table-cell table:formula="of:=[.E14]*[.$D$4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E14]+[.F14]" office:value-type="currency" office:currency="USD" office:value="133.82255776">
            <text:p>$133.82</text:p>
          </table:table-cell>
          <table:table-cell table:formula="of:=[.E15]*[.$D$4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E15]+[.F15]" office:value-type="currency" office:currency="USD" office:value="141.8519112256">
            <text:p>$141.85</text:p>
          </table:table-cell>
          <table:table-cell table:formula="of:=[.E16]*[.$D$4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E16]+[.F16]" office:value-type="currency" office:currency="USD" office:value="150.363025899136">
            <text:p>$150.36</text:p>
          </table:table-cell>
          <table:table-cell table:formula="of:=[.E17]*[.$D$4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E17]+[.F17]" office:value-type="currency" office:currency="USD" office:value="159.384807453084">
            <text:p>$159.38</text:p>
          </table:table-cell>
          <table:table-cell table:formula="of:=[.E18]*[.$D$4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E18]+[.F18]" office:value-type="currency" office:currency="USD" office:value="168.947895900269">
            <text:p>$168.95</text:p>
          </table:table-cell>
          <table:table-cell table:formula="of:=[.E19]*[.$D$4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E19]+[.F19]" office:value-type="currency" office:currency="USD" office:value="179.084769654285">
            <text:p>$179.08</text:p>
          </table:table-cell>
          <table:table-cell table:formula="of:=[.E20]*[.$D$4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E20]+[.F20]" office:value-type="currency" office:currency="USD" office:value="189.829855833543">
            <text:p>$189.83</text:p>
          </table:table-cell>
          <table:table-cell table:formula="of:=[.E21]*[.$D$4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E21]+[.F21]" office:value-type="currency" office:currency="USD" office:value="201.219647183555">
            <text:p>$201.22</text:p>
          </table:table-cell>
          <table:table-cell table:formula="of:=[.E22]*[.$D$4]" office:value-type="currency" office:currency="USD" office:value="12.0731788310133">
            <text:p>$12.07</text:p>
          </table:table-cell>
        </table:table-row>
      </table:table>
      <table:table table:name="InflationHom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9999">
            <text:p>$9,999.00</text:p>
          </table:table-cell>
          <table:table-cell table:style-name="Default" office:value-type="string">
            <text:p><text:s/>= Price of Item $'s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" office:value-type="percentage" office:value="0.058">
            <text:p>5.80%</text:p>
          </table:table-cell>
          <table:table-cell table:style-name="Default" office:value-type="string">
            <text:p><text:s/>= Inflation Rate 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table:formula="of:=[.D71]" office:value-type="currency" office:currency="USD" office:value="294507.683919922">
            <text:p>$294,507.68</text:p>
          </table:table-cell>
          <table:table-cell table:style-name="Default" office:value-type="string">
            <text:p><text:s/>= Present value $'s with that Inflation Rat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>
            <text:p>Beginning of</text:p>
          </table:table-cell>
          <table:table-cell office:value-type="string">
            <text:p>End of Year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Years</text:p>
          </table:table-cell>
          <table:table-cell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C3]" office:value-type="currency" office:currency="USD" office:value="9999">
            <text:p>$9,999.00</text:p>
          </table:table-cell>
          <table:table-cell table:formula="of:=[.D11]*[.$C$4]" office:value-type="currency" office:currency="USD" office:value="579.942">
            <text:p>$579.9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1]+[.E11]" office:value-type="currency" office:currency="USD" office:value="10578.942">
            <text:p>$10,578.94</text:p>
          </table:table-cell>
          <table:table-cell table:formula="of:=[.D12]*[.$C$4]" office:value-type="currency" office:currency="USD" office:value="613.578636">
            <text:p>$613.5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2]+[.E12]" office:value-type="currency" office:currency="USD" office:value="11192.520636">
            <text:p>$11,192.52</text:p>
          </table:table-cell>
          <table:table-cell table:formula="of:=[.D13]*[.$C$4]" office:value-type="currency" office:currency="USD" office:value="649.166196888">
            <text:p>$649.1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3]+[.E13]" office:value-type="currency" office:currency="USD" office:value="11841.686832888">
            <text:p>$11,841.69</text:p>
          </table:table-cell>
          <table:table-cell table:formula="of:=[.D14]*[.$C$4]" office:value-type="currency" office:currency="USD" office:value="686.817836307504">
            <text:p>$686.8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4]+[.E14]" office:value-type="currency" office:currency="USD" office:value="12528.5046691955">
            <text:p>$12,528.50</text:p>
          </table:table-cell>
          <table:table-cell table:formula="of:=[.D15]*[.$C$4]" office:value-type="currency" office:currency="USD" office:value="726.653270813339">
            <text:p>$726.6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5]+[.E15]" office:value-type="currency" office:currency="USD" office:value="13255.1579400088">
            <text:p>$13,255.16</text:p>
          </table:table-cell>
          <table:table-cell table:formula="of:=[.D16]*[.$C$4]" office:value-type="currency" office:currency="USD" office:value="768.799160520513">
            <text:p>$768.8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6]+[.E16]" office:value-type="currency" office:currency="USD" office:value="14023.9571005294">
            <text:p>$14,023.96</text:p>
          </table:table-cell>
          <table:table-cell table:formula="of:=[.D17]*[.$C$4]" office:value-type="currency" office:currency="USD" office:value="813.389511830703">
            <text:p>$813.3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7]+[.E17]" office:value-type="currency" office:currency="USD" office:value="14837.3466123601">
            <text:p>$14,837.35</text:p>
          </table:table-cell>
          <table:table-cell table:formula="of:=[.D18]*[.$C$4]" office:value-type="currency" office:currency="USD" office:value="860.566103516883">
            <text:p>$860.5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8]+[.E18]" office:value-type="currency" office:currency="USD" office:value="15697.9127158769">
            <text:p>$15,697.91</text:p>
          </table:table-cell>
          <table:table-cell table:formula="of:=[.D19]*[.$C$4]" office:value-type="currency" office:currency="USD" office:value="910.478937520863">
            <text:p>$910.4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9]+[.E19]" office:value-type="currency" office:currency="USD" office:value="16608.3916533978">
            <text:p>$16,608.39</text:p>
          </table:table-cell>
          <table:table-cell table:formula="of:=[.D20]*[.$C$4]" office:value-type="currency" office:currency="USD" office:value="963.286715897073">
            <text:p>$963.2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20]+[.E20]" office:value-type="currency" office:currency="USD" office:value="17571.6783692949">
            <text:p>$17,571.68</text:p>
          </table:table-cell>
          <table:table-cell table:formula="of:=[.D21]*[.$C$4]" office:value-type="currency" office:currency="USD" office:value="1019.1573454191">
            <text:p>$1,019.1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1]+[.E21]" office:value-type="currency" office:currency="USD" office:value="18590.835714714">
            <text:p>$18,590.84</text:p>
          </table:table-cell>
          <table:table-cell table:formula="of:=[.D22]*[.$C$4]" office:value-type="currency" office:currency="USD" office:value="1078.26847145341">
            <text:p>$1,078.2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2]+[.E22]" office:value-type="currency" office:currency="USD" office:value="19669.1041861674">
            <text:p>$19,669.10</text:p>
          </table:table-cell>
          <table:table-cell table:formula="of:=[.D23]*[.$C$4]" office:value-type="currency" office:currency="USD" office:value="1140.80804279771">
            <text:p>$1,140.8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3]+[.E23]" office:value-type="currency" office:currency="USD" office:value="20809.9122289651">
            <text:p>$20,809.91</text:p>
          </table:table-cell>
          <table:table-cell table:formula="of:=[.D24]*[.$C$4]" office:value-type="currency" office:currency="USD" office:value="1206.97490927998">
            <text:p>$1,206.9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4]+[.E24]" office:value-type="currency" office:currency="USD" office:value="22016.8871382451">
            <text:p>$22,016.89</text:p>
          </table:table-cell>
          <table:table-cell table:formula="of:=[.D25]*[.$C$4]" office:value-type="currency" office:currency="USD" office:value="1276.97945401821">
            <text:p>$1,276.9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5]+[.E25]" office:value-type="currency" office:currency="USD" office:value="23293.8665922633">
            <text:p>$23,293.87</text:p>
          </table:table-cell>
          <table:table-cell table:formula="of:=[.D26]*[.$C$4]" office:value-type="currency" office:currency="USD" office:value="1351.04426235127">
            <text:p>$1,351.0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6]+[.E26]" office:value-type="currency" office:currency="USD" office:value="24644.9108546146">
            <text:p>$24,644.91</text:p>
          </table:table-cell>
          <table:table-cell table:formula="of:=[.D27]*[.$C$4]" office:value-type="currency" office:currency="USD" office:value="1429.40482956764">
            <text:p>$1,429.4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7]+[.E27]" office:value-type="currency" office:currency="USD" office:value="26074.3156841822">
            <text:p>$26,074.32</text:p>
          </table:table-cell>
          <table:table-cell table:formula="of:=[.D28]*[.$C$4]" office:value-type="currency" office:currency="USD" office:value="1512.31030968257">
            <text:p>$1,512.3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8]+[.E28]" office:value-type="currency" office:currency="USD" office:value="27586.6259938648">
            <text:p>$27,586.63</text:p>
          </table:table-cell>
          <table:table-cell table:formula="of:=[.D29]*[.$C$4]" office:value-type="currency" office:currency="USD" office:value="1600.02430764416">
            <text:p>$1,600.0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9]+[.E29]" office:value-type="currency" office:currency="USD" office:value="29186.6503015089">
            <text:p>$29,186.65</text:p>
          </table:table-cell>
          <table:table-cell table:formula="of:=[.D30]*[.$C$4]" office:value-type="currency" office:currency="USD" office:value="1692.82571748752">
            <text:p>$1,692.8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30]+[.E30]" office:value-type="currency" office:currency="USD" office:value="30879.4760189964">
            <text:p>$30,879.48</text:p>
          </table:table-cell>
          <table:table-cell table:formula="of:=[.D31]*[.$C$4]" office:value-type="currency" office:currency="USD" office:value="1791.00960910179">
            <text:p>$1,791.0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1]+[.E31]" office:value-type="currency" office:currency="USD" office:value="32670.4856280982">
            <text:p>$32,670.49</text:p>
          </table:table-cell>
          <table:table-cell table:formula="of:=[.D32]*[.$C$4]" office:value-type="currency" office:currency="USD" office:value="1894.8881664297">
            <text:p>$1,894.89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2]+[.E32]" office:value-type="currency" office:currency="USD" office:value="34565.3737945279">
            <text:p>$34,565.37</text:p>
          </table:table-cell>
          <table:table-cell table:formula="of:=[.D33]*[.$C$4]" office:value-type="currency" office:currency="USD" office:value="2004.79168008262">
            <text:p>$2,004.7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3]+[.E33]" office:value-type="currency" office:currency="USD" office:value="36570.1654746106">
            <text:p>$36,570.17</text:p>
          </table:table-cell>
          <table:table-cell table:formula="of:=[.D34]*[.$C$4]" office:value-type="currency" office:currency="USD" office:value="2121.06959752741">
            <text:p>$2,121.0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4]+[.E34]" office:value-type="currency" office:currency="USD" office:value="38691.235072138">
            <text:p>$38,691.24</text:p>
          </table:table-cell>
          <table:table-cell table:formula="of:=[.D35]*[.$C$4]" office:value-type="currency" office:currency="USD" office:value="2244.091634184">
            <text:p>$2,244.0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5]+[.E35]" office:value-type="currency" office:currency="USD" office:value="40935.326706322">
            <text:p>$40,935.33</text:p>
          </table:table-cell>
          <table:table-cell table:formula="of:=[.D36]*[.$C$4]" office:value-type="currency" office:currency="USD" office:value="2374.24894896668">
            <text:p>$2,374.2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6]+[.E36]" office:value-type="currency" office:currency="USD" office:value="43309.5756552887">
            <text:p>$43,309.58</text:p>
          </table:table-cell>
          <table:table-cell table:formula="of:=[.D37]*[.$C$4]" office:value-type="currency" office:currency="USD" office:value="2511.95538800674">
            <text:p>$2,511.9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7]+[.E37]" office:value-type="currency" office:currency="USD" office:value="45821.5310432954">
            <text:p>$45,821.53</text:p>
          </table:table-cell>
          <table:table-cell table:formula="of:=[.D38]*[.$C$4]" office:value-type="currency" office:currency="USD" office:value="2657.64880051113">
            <text:p>$2,657.6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8]+[.E38]" office:value-type="currency" office:currency="USD" office:value="48479.1798438065">
            <text:p>$48,479.18</text:p>
          </table:table-cell>
          <table:table-cell table:formula="of:=[.D39]*[.$C$4]" office:value-type="currency" office:currency="USD" office:value="2811.79243094078">
            <text:p>$2,811.7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9]+[.E39]" office:value-type="currency" office:currency="USD" office:value="51290.9722747473">
            <text:p>$51,290.97</text:p>
          </table:table-cell>
          <table:table-cell table:formula="of:=[.D40]*[.$C$4]" office:value-type="currency" office:currency="USD" office:value="2974.87639193534">
            <text:p>$2,974.8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40]+[.E40]" office:value-type="currency" office:currency="USD" office:value="54265.8486666827">
            <text:p>$54,265.85</text:p>
          </table:table-cell>
          <table:table-cell table:formula="of:=[.D41]*[.$C$4]" office:value-type="currency" office:currency="USD" office:value="3147.41922266759">
            <text:p>$3,147.42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1]+[.E41]" office:value-type="currency" office:currency="USD" office:value="57413.2678893503">
            <text:p>$57,413.27</text:p>
          </table:table-cell>
          <table:table-cell table:formula="of:=[.D42]*[.$C$4]" office:value-type="currency" office:currency="USD" office:value="3329.96953758231">
            <text:p>$3,329.9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2]+[.E42]" office:value-type="currency" office:currency="USD" office:value="60743.2374269326">
            <text:p>$60,743.24</text:p>
          </table:table-cell>
          <table:table-cell table:formula="of:=[.D43]*[.$C$4]" office:value-type="currency" office:currency="USD" office:value="3523.10777076209">
            <text:p>$3,523.1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3]+[.E43]" office:value-type="currency" office:currency="USD" office:value="64266.3451976947">
            <text:p>$64,266.35</text:p>
          </table:table-cell>
          <table:table-cell table:formula="of:=[.D44]*[.$C$4]" office:value-type="currency" office:currency="USD" office:value="3727.44802146629">
            <text:p>$3,727.4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4]+[.E44]" office:value-type="currency" office:currency="USD" office:value="67993.7932191609">
            <text:p>$67,993.79</text:p>
          </table:table-cell>
          <table:table-cell table:formula="of:=[.D45]*[.$C$4]" office:value-type="currency" office:currency="USD" office:value="3943.64000671133">
            <text:p>$3,943.6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5]+[.E45]" office:value-type="currency" office:currency="USD" office:value="71937.4332258723">
            <text:p>$71,937.43</text:p>
          </table:table-cell>
          <table:table-cell table:formula="of:=[.D46]*[.$C$4]" office:value-type="currency" office:currency="USD" office:value="4172.37112710059">
            <text:p>$4,172.37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6]+[.E46]" office:value-type="currency" office:currency="USD" office:value="76109.8043529729">
            <text:p>$76,109.80</text:p>
          </table:table-cell>
          <table:table-cell table:formula="of:=[.D47]*[.$C$4]" office:value-type="currency" office:currency="USD" office:value="4414.36865247242">
            <text:p>$4,414.37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7]+[.E47]" office:value-type="currency" office:currency="USD" office:value="80524.1730054453">
            <text:p>$80,524.17</text:p>
          </table:table-cell>
          <table:table-cell table:formula="of:=[.D48]*[.$C$4]" office:value-type="currency" office:currency="USD" office:value="4670.40203431583">
            <text:p>$4,670.4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8]+[.E48]" office:value-type="currency" office:currency="USD" office:value="85194.5750397611">
            <text:p>$85,194.58</text:p>
          </table:table-cell>
          <table:table-cell table:formula="of:=[.D49]*[.$C$4]" office:value-type="currency" office:currency="USD" office:value="4941.28535230614">
            <text:p>$4,941.29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9]+[.E49]" office:value-type="currency" office:currency="USD" office:value="90135.8603920672">
            <text:p>$90,135.86</text:p>
          </table:table-cell>
          <table:table-cell table:formula="of:=[.D50]*[.$C$4]" office:value-type="currency" office:currency="USD" office:value="5227.8799027399">
            <text:p>$5,227.8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50]+[.E50]" office:value-type="currency" office:currency="USD" office:value="95363.7402948071">
            <text:p>$95,363.74</text:p>
          </table:table-cell>
          <table:table-cell table:formula="of:=[.D51]*[.$C$4]" office:value-type="currency" office:currency="USD" office:value="5531.09693709881">
            <text:p>$5,531.1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1]+[.E51]" office:value-type="currency" office:currency="USD" office:value="100894.837231906">
            <text:p>$100,894.84</text:p>
          </table:table-cell>
          <table:table-cell table:formula="of:=[.D52]*[.$C$4]" office:value-type="currency" office:currency="USD" office:value="5851.90055945054">
            <text:p>$5,851.9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2]+[.E52]" office:value-type="currency" office:currency="USD" office:value="106746.737791356">
            <text:p>$106,746.74</text:p>
          </table:table-cell>
          <table:table-cell table:formula="of:=[.D53]*[.$C$4]" office:value-type="currency" office:currency="USD" office:value="6191.31079189868">
            <text:p>$6,191.3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3]+[.E53]" office:value-type="currency" office:currency="USD" office:value="112938.048583255">
            <text:p>$112,938.05</text:p>
          </table:table-cell>
          <table:table-cell table:formula="of:=[.D54]*[.$C$4]" office:value-type="currency" office:currency="USD" office:value="6550.4068178288">
            <text:p>$6,550.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4]+[.E54]" office:value-type="currency" office:currency="USD" office:value="119488.455401084">
            <text:p>$119,488.46</text:p>
          </table:table-cell>
          <table:table-cell table:formula="of:=[.D55]*[.$C$4]" office:value-type="currency" office:currency="USD" office:value="6930.33041326287">
            <text:p>$6,930.3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5]+[.E55]" office:value-type="currency" office:currency="USD" office:value="126418.785814347">
            <text:p>$126,418.79</text:p>
          </table:table-cell>
          <table:table-cell table:formula="of:=[.D56]*[.$C$4]" office:value-type="currency" office:currency="USD" office:value="7332.28957723212">
            <text:p>$7,332.2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6]+[.E56]" office:value-type="currency" office:currency="USD" office:value="133751.075391579">
            <text:p>$133,751.08</text:p>
          </table:table-cell>
          <table:table-cell table:formula="of:=[.D57]*[.$C$4]" office:value-type="currency" office:currency="USD" office:value="7757.56237271158">
            <text:p>$7,757.56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7]+[.E57]" office:value-type="currency" office:currency="USD" office:value="141508.637764291">
            <text:p>$141,508.64</text:p>
          </table:table-cell>
          <table:table-cell table:formula="of:=[.D58]*[.$C$4]" office:value-type="currency" office:currency="USD" office:value="8207.50099032885">
            <text:p>$8,207.5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8]+[.E58]" office:value-type="currency" office:currency="USD" office:value="149716.138754619">
            <text:p>$149,716.14</text:p>
          </table:table-cell>
          <table:table-cell table:formula="of:=[.D59]*[.$C$4]" office:value-type="currency" office:currency="USD" office:value="8683.53604776792">
            <text:p>$8,683.54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9]+[.E59]" office:value-type="currency" office:currency="USD" office:value="158399.674802387">
            <text:p>$158,399.67</text:p>
          </table:table-cell>
          <table:table-cell table:formula="of:=[.D60]*[.$C$4]" office:value-type="currency" office:currency="USD" office:value="9187.18113853846">
            <text:p>$9,187.18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60]+[.E60]" office:value-type="currency" office:currency="USD" office:value="167586.855940926">
            <text:p>$167,586.86</text:p>
          </table:table-cell>
          <table:table-cell table:formula="of:=[.D61]*[.$C$4]" office:value-type="currency" office:currency="USD" office:value="9720.0376445737">
            <text:p>$9,720.0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1]+[.E61]" office:value-type="currency" office:currency="USD" office:value="177306.893585499">
            <text:p>$177,306.89</text:p>
          </table:table-cell>
          <table:table-cell table:formula="of:=[.D62]*[.$C$4]" office:value-type="currency" office:currency="USD" office:value="10283.799827959">
            <text:p>$10,283.80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2]+[.E62]" office:value-type="currency" office:currency="USD" office:value="187590.693413458">
            <text:p>$187,590.69</text:p>
          </table:table-cell>
          <table:table-cell table:formula="of:=[.D63]*[.$C$4]" office:value-type="currency" office:currency="USD" office:value="10880.2602179806">
            <text:p>$10,880.26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3]+[.E63]" office:value-type="currency" office:currency="USD" office:value="198470.953631439">
            <text:p>$198,470.95</text:p>
          </table:table-cell>
          <table:table-cell table:formula="of:=[.D64]*[.$C$4]" office:value-type="currency" office:currency="USD" office:value="11511.3153106235">
            <text:p>$11,511.32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4]+[.E64]" office:value-type="currency" office:currency="USD" office:value="209982.268942062">
            <text:p>$209,982.27</text:p>
          </table:table-cell>
          <table:table-cell table:formula="of:=[.D65]*[.$C$4]" office:value-type="currency" office:currency="USD" office:value="12178.9715986396">
            <text:p>$12,178.9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017">
            <text:p>2017</text:p>
          </table:table-cell>
          <table:table-cell table:formula="of:=[.D65]+[.E65]" office:value-type="currency" office:currency="USD" office:value="222161.240540702">
            <text:p>$222,161.24</text:p>
          </table:table-cell>
          <table:table-cell table:formula="of:=[.D66]*[.$C$4]" office:value-type="currency" office:currency="USD" office:value="12885.3519513607">
            <text:p>$12,885.3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  <table:table-cell table:formula="of:=[.D66]+[.E66]" office:value-type="currency" office:currency="USD" office:value="235046.592492063">
            <text:p>$235,046.59</text:p>
          </table:table-cell>
          <table:table-cell table:formula="of:=[.D67]*[.$C$4]" office:value-type="currency" office:currency="USD" office:value="13632.7023645396">
            <text:p>$13,632.7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019">
            <text:p>2019</text:p>
          </table:table-cell>
          <table:table-cell table:formula="of:=[.D67]+[.E67]" office:value-type="currency" office:currency="USD" office:value="248679.294856603">
            <text:p>$248,679.29</text:p>
          </table:table-cell>
          <table:table-cell table:formula="of:=[.D68]*[.$C$4]" office:value-type="currency" office:currency="USD" office:value="14423.3991016829">
            <text:p>$14,423.4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020">
            <text:p>2020</text:p>
          </table:table-cell>
          <table:table-cell table:formula="of:=[.D68]+[.E68]" office:value-type="currency" office:currency="USD" office:value="263102.693958285">
            <text:p>$263,102.69</text:p>
          </table:table-cell>
          <table:table-cell table:formula="of:=[.D69]*[.$C$4]" office:value-type="currency" office:currency="USD" office:value="15259.9562495806">
            <text:p>$15,259.9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21">
            <text:p>2021</text:p>
          </table:table-cell>
          <table:table-cell table:formula="of:=[.D69]+[.E69]" office:value-type="currency" office:currency="USD" office:value="278362.650207866">
            <text:p>$278,362.65</text:p>
          </table:table-cell>
          <table:table-cell table:formula="of:=[.D70]*[.$C$4]" office:value-type="currency" office:currency="USD" office:value="16145.0337120562">
            <text:p>$16,145.0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table:formula="of:=[.D70]+[.E70]" office:value-type="currency" office:currency="USD" office:value="294507.683919922">
            <text:p>$294,507.68</text:p>
          </table:table-cell>
          <table:table-cell table:formula="of:=[.D71]*[.$C$4]" office:value-type="currency" office:currency="USD" office:value="17081.4456673555">
            <text:p>$17,081.45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flationCandyBar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0.05">
            <text:p>$0.05</text:p>
          </table:table-cell>
          <table:table-cell table:style-name="Default" office:value-type="string">
            <text:p><text:s/>= Price of Item $'s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 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table:formula="of:=[.D71]" office:value-type="currency" office:currency="USD" office:value="0.933959294706147">
            <text:p>$0.93</text:p>
          </table:table-cell>
          <table:table-cell table:style-name="Default" office:value-type="string">
            <text:p><text:s/>= Present value $'s with that Inflation Rat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>
            <text:p>Beginning of</text:p>
          </table:table-cell>
          <table:table-cell office:value-type="string">
            <text:p>End of Year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Years</text:p>
          </table:table-cell>
          <table:table-cell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C3]" office:value-type="currency" office:currency="USD" office:value="0.05">
            <text:p>$0.05</text:p>
          </table:table-cell>
          <table:table-cell table:formula="of:=[.D11]*[.$C$4]" office:value-type="currency" office:currency="USD" office:value="0.0025">
            <text:p>$0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1]+[.E11]" office:value-type="currency" office:currency="USD" office:value="0.0525">
            <text:p>$0.05</text:p>
          </table:table-cell>
          <table:table-cell table:formula="of:=[.D12]*[.$C$4]" office:value-type="currency" office:currency="USD" office:value="0.002625">
            <text:p>$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2]+[.E12]" office:value-type="currency" office:currency="USD" office:value="0.055125">
            <text:p>$0.06</text:p>
          </table:table-cell>
          <table:table-cell table:formula="of:=[.D13]*[.$C$4]" office:value-type="currency" office:currency="USD" office:value="0.00275625">
            <text:p>$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3]+[.E13]" office:value-type="currency" office:currency="USD" office:value="0.05788125">
            <text:p>$0.06</text:p>
          </table:table-cell>
          <table:table-cell table:formula="of:=[.D14]*[.$C$4]" office:value-type="currency" office:currency="USD" office:value="0.0028940625">
            <text:p>$0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4]+[.E14]" office:value-type="currency" office:currency="USD" office:value="0.0607753125">
            <text:p>$0.06</text:p>
          </table:table-cell>
          <table:table-cell table:formula="of:=[.D15]*[.$C$4]" office:value-type="currency" office:currency="USD" office:value="0.003038765625">
            <text:p>$0.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5]+[.E15]" office:value-type="currency" office:currency="USD" office:value="0.063814078125">
            <text:p>$0.06</text:p>
          </table:table-cell>
          <table:table-cell table:formula="of:=[.D16]*[.$C$4]" office:value-type="currency" office:currency="USD" office:value="0.00319070390625">
            <text:p>$0.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6]+[.E16]" office:value-type="currency" office:currency="USD" office:value="0.06700478203125">
            <text:p>$0.07</text:p>
          </table:table-cell>
          <table:table-cell table:formula="of:=[.D17]*[.$C$4]" office:value-type="currency" office:currency="USD" office:value="0.0033502391015625">
            <text:p>$0.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7]+[.E17]" office:value-type="currency" office:currency="USD" office:value="0.0703550211328125">
            <text:p>$0.07</text:p>
          </table:table-cell>
          <table:table-cell table:formula="of:=[.D18]*[.$C$4]" office:value-type="currency" office:currency="USD" office:value="0.00351775105664063">
            <text:p>$0.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8]+[.E18]" office:value-type="currency" office:currency="USD" office:value="0.0738727721894531">
            <text:p>$0.07</text:p>
          </table:table-cell>
          <table:table-cell table:formula="of:=[.D19]*[.$C$4]" office:value-type="currency" office:currency="USD" office:value="0.00369363860947266">
            <text:p>$0.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9]+[.E19]" office:value-type="currency" office:currency="USD" office:value="0.0775664107989258">
            <text:p>$0.08</text:p>
          </table:table-cell>
          <table:table-cell table:formula="of:=[.D20]*[.$C$4]" office:value-type="currency" office:currency="USD" office:value="0.00387832053994629">
            <text:p>$0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20]+[.E20]" office:value-type="currency" office:currency="USD" office:value="0.0814447313388721">
            <text:p>$0.08</text:p>
          </table:table-cell>
          <table:table-cell table:formula="of:=[.D21]*[.$C$4]" office:value-type="currency" office:currency="USD" office:value="0.0040722365669436">
            <text:p>$0.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1]+[.E21]" office:value-type="currency" office:currency="USD" office:value="0.0855169679058157">
            <text:p>$0.09</text:p>
          </table:table-cell>
          <table:table-cell table:formula="of:=[.D22]*[.$C$4]" office:value-type="currency" office:currency="USD" office:value="0.00427584839529078">
            <text:p>$0.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2]+[.E22]" office:value-type="currency" office:currency="USD" office:value="0.0897928163011065">
            <text:p>$0.09</text:p>
          </table:table-cell>
          <table:table-cell table:formula="of:=[.D23]*[.$C$4]" office:value-type="currency" office:currency="USD" office:value="0.00448964081505532">
            <text:p>$0.0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3]+[.E23]" office:value-type="currency" office:currency="USD" office:value="0.0942824571161618">
            <text:p>$0.09</text:p>
          </table:table-cell>
          <table:table-cell table:formula="of:=[.D24]*[.$C$4]" office:value-type="currency" office:currency="USD" office:value="0.00471412285580809">
            <text:p>$0.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4]+[.E24]" office:value-type="currency" office:currency="USD" office:value="0.0989965799719699">
            <text:p>$0.10</text:p>
          </table:table-cell>
          <table:table-cell table:formula="of:=[.D25]*[.$C$4]" office:value-type="currency" office:currency="USD" office:value="0.00494982899859849">
            <text:p>$0.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5]+[.E25]" office:value-type="currency" office:currency="USD" office:value="0.103946408970568">
            <text:p>$0.10</text:p>
          </table:table-cell>
          <table:table-cell table:formula="of:=[.D26]*[.$C$4]" office:value-type="currency" office:currency="USD" office:value="0.00519732044852842">
            <text:p>$0.0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6]+[.E26]" office:value-type="currency" office:currency="USD" office:value="0.109143729419097">
            <text:p>$0.11</text:p>
          </table:table-cell>
          <table:table-cell table:formula="of:=[.D27]*[.$C$4]" office:value-type="currency" office:currency="USD" office:value="0.00545718647095484">
            <text:p>$0.0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7]+[.E27]" office:value-type="currency" office:currency="USD" office:value="0.114600915890052">
            <text:p>$0.11</text:p>
          </table:table-cell>
          <table:table-cell table:formula="of:=[.D28]*[.$C$4]" office:value-type="currency" office:currency="USD" office:value="0.00573004579450258">
            <text:p>$0.0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8]+[.E28]" office:value-type="currency" office:currency="USD" office:value="0.120330961684554">
            <text:p>$0.12</text:p>
          </table:table-cell>
          <table:table-cell table:formula="of:=[.D29]*[.$C$4]" office:value-type="currency" office:currency="USD" office:value="0.00601654808422771">
            <text:p>$0.0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9]+[.E29]" office:value-type="currency" office:currency="USD" office:value="0.126347509768782">
            <text:p>$0.13</text:p>
          </table:table-cell>
          <table:table-cell table:formula="of:=[.D30]*[.$C$4]" office:value-type="currency" office:currency="USD" office:value="0.0063173754884391">
            <text:p>$0.0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30]+[.E30]" office:value-type="currency" office:currency="USD" office:value="0.132664885257221">
            <text:p>$0.13</text:p>
          </table:table-cell>
          <table:table-cell table:formula="of:=[.D31]*[.$C$4]" office:value-type="currency" office:currency="USD" office:value="0.00663324426286105">
            <text:p>$0.0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1]+[.E31]" office:value-type="currency" office:currency="USD" office:value="0.139298129520082">
            <text:p>$0.14</text:p>
          </table:table-cell>
          <table:table-cell table:formula="of:=[.D32]*[.$C$4]" office:value-type="currency" office:currency="USD" office:value="0.0069649064760041">
            <text:p>$0.0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2]+[.E32]" office:value-type="currency" office:currency="USD" office:value="0.146263035996086">
            <text:p>$0.15</text:p>
          </table:table-cell>
          <table:table-cell table:formula="of:=[.D33]*[.$C$4]" office:value-type="currency" office:currency="USD" office:value="0.00731315179980431">
            <text:p>$0.0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3]+[.E33]" office:value-type="currency" office:currency="USD" office:value="0.15357618779589">
            <text:p>$0.15</text:p>
          </table:table-cell>
          <table:table-cell table:formula="of:=[.D34]*[.$C$4]" office:value-type="currency" office:currency="USD" office:value="0.00767880938979452">
            <text:p>$0.0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4]+[.E34]" office:value-type="currency" office:currency="USD" office:value="0.161254997185685">
            <text:p>$0.16</text:p>
          </table:table-cell>
          <table:table-cell table:formula="of:=[.D35]*[.$C$4]" office:value-type="currency" office:currency="USD" office:value="0.00806274985928425">
            <text:p>$0.0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5]+[.E35]" office:value-type="currency" office:currency="USD" office:value="0.169317747044969">
            <text:p>$0.17</text:p>
          </table:table-cell>
          <table:table-cell table:formula="of:=[.D36]*[.$C$4]" office:value-type="currency" office:currency="USD" office:value="0.00846588735224846">
            <text:p>$0.0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6]+[.E36]" office:value-type="currency" office:currency="USD" office:value="0.177783634397218">
            <text:p>$0.18</text:p>
          </table:table-cell>
          <table:table-cell table:formula="of:=[.D37]*[.$C$4]" office:value-type="currency" office:currency="USD" office:value="0.00888918171986088">
            <text:p>$0.0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7]+[.E37]" office:value-type="currency" office:currency="USD" office:value="0.186672816117078">
            <text:p>$0.19</text:p>
          </table:table-cell>
          <table:table-cell table:formula="of:=[.D38]*[.$C$4]" office:value-type="currency" office:currency="USD" office:value="0.00933364080585393">
            <text:p>$0.0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8]+[.E38]" office:value-type="currency" office:currency="USD" office:value="0.196006456922932">
            <text:p>$0.20</text:p>
          </table:table-cell>
          <table:table-cell table:formula="of:=[.D39]*[.$C$4]" office:value-type="currency" office:currency="USD" office:value="0.00980032284614662">
            <text:p>$0.0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9]+[.E39]" office:value-type="currency" office:currency="USD" office:value="0.205806779769079">
            <text:p>$0.21</text:p>
          </table:table-cell>
          <table:table-cell table:formula="of:=[.D40]*[.$C$4]" office:value-type="currency" office:currency="USD" office:value="0.010290338988454">
            <text:p>$0.0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40]+[.E40]" office:value-type="currency" office:currency="USD" office:value="0.216097118757533">
            <text:p>$0.22</text:p>
          </table:table-cell>
          <table:table-cell table:formula="of:=[.D41]*[.$C$4]" office:value-type="currency" office:currency="USD" office:value="0.0108048559378767">
            <text:p>$0.0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1]+[.E41]" office:value-type="currency" office:currency="USD" office:value="0.22690197469541">
            <text:p>$0.23</text:p>
          </table:table-cell>
          <table:table-cell table:formula="of:=[.D42]*[.$C$4]" office:value-type="currency" office:currency="USD" office:value="0.0113450987347705">
            <text:p>$0.0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2]+[.E42]" office:value-type="currency" office:currency="USD" office:value="0.23824707343018">
            <text:p>$0.24</text:p>
          </table:table-cell>
          <table:table-cell table:formula="of:=[.D43]*[.$C$4]" office:value-type="currency" office:currency="USD" office:value="0.011912353671509">
            <text:p>$0.0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3]+[.E43]" office:value-type="currency" office:currency="USD" office:value="0.250159427101689">
            <text:p>$0.25</text:p>
          </table:table-cell>
          <table:table-cell table:formula="of:=[.D44]*[.$C$4]" office:value-type="currency" office:currency="USD" office:value="0.0125079713550845">
            <text:p>$0.0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4]+[.E44]" office:value-type="currency" office:currency="USD" office:value="0.262667398456774">
            <text:p>$0.26</text:p>
          </table:table-cell>
          <table:table-cell table:formula="of:=[.D45]*[.$C$4]" office:value-type="currency" office:currency="USD" office:value="0.0131333699228387">
            <text:p>$0.0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5]+[.E45]" office:value-type="currency" office:currency="USD" office:value="0.275800768379612">
            <text:p>$0.28</text:p>
          </table:table-cell>
          <table:table-cell table:formula="of:=[.D46]*[.$C$4]" office:value-type="currency" office:currency="USD" office:value="0.0137900384189806">
            <text:p>$0.0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6]+[.E46]" office:value-type="currency" office:currency="USD" office:value="0.289590806798593">
            <text:p>$0.29</text:p>
          </table:table-cell>
          <table:table-cell table:formula="of:=[.D47]*[.$C$4]" office:value-type="currency" office:currency="USD" office:value="0.0144795403399296">
            <text:p>$0.0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7]+[.E47]" office:value-type="currency" office:currency="USD" office:value="0.304070347138523">
            <text:p>$0.30</text:p>
          </table:table-cell>
          <table:table-cell table:formula="of:=[.D48]*[.$C$4]" office:value-type="currency" office:currency="USD" office:value="0.0152035173569261">
            <text:p>$0.02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8]+[.E48]" office:value-type="currency" office:currency="USD" office:value="0.319273864495449">
            <text:p>$0.32</text:p>
          </table:table-cell>
          <table:table-cell table:formula="of:=[.D49]*[.$C$4]" office:value-type="currency" office:currency="USD" office:value="0.0159636932247724">
            <text:p>$0.02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9]+[.E49]" office:value-type="currency" office:currency="USD" office:value="0.335237557720221">
            <text:p>$0.34</text:p>
          </table:table-cell>
          <table:table-cell table:formula="of:=[.D50]*[.$C$4]" office:value-type="currency" office:currency="USD" office:value="0.0167618778860111">
            <text:p>$0.0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50]+[.E50]" office:value-type="currency" office:currency="USD" office:value="0.351999435606232">
            <text:p>$0.35</text:p>
          </table:table-cell>
          <table:table-cell table:formula="of:=[.D51]*[.$C$4]" office:value-type="currency" office:currency="USD" office:value="0.0175999717803116">
            <text:p>$0.0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1]+[.E51]" office:value-type="currency" office:currency="USD" office:value="0.369599407386544">
            <text:p>$0.37</text:p>
          </table:table-cell>
          <table:table-cell table:formula="of:=[.D52]*[.$C$4]" office:value-type="currency" office:currency="USD" office:value="0.0184799703693272">
            <text:p>$0.0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2]+[.E52]" office:value-type="currency" office:currency="USD" office:value="0.388079377755871">
            <text:p>$0.39</text:p>
          </table:table-cell>
          <table:table-cell table:formula="of:=[.D53]*[.$C$4]" office:value-type="currency" office:currency="USD" office:value="0.0194039688877936">
            <text:p>$0.0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3]+[.E53]" office:value-type="currency" office:currency="USD" office:value="0.407483346643665">
            <text:p>$0.41</text:p>
          </table:table-cell>
          <table:table-cell table:formula="of:=[.D54]*[.$C$4]" office:value-type="currency" office:currency="USD" office:value="0.0203741673321832">
            <text:p>$0.0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4]+[.E54]" office:value-type="currency" office:currency="USD" office:value="0.427857513975848">
            <text:p>$0.43</text:p>
          </table:table-cell>
          <table:table-cell table:formula="of:=[.D55]*[.$C$4]" office:value-type="currency" office:currency="USD" office:value="0.0213928756987924">
            <text:p>$0.0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5]+[.E55]" office:value-type="currency" office:currency="USD" office:value="0.44925038967464">
            <text:p>$0.45</text:p>
          </table:table-cell>
          <table:table-cell table:formula="of:=[.D56]*[.$C$4]" office:value-type="currency" office:currency="USD" office:value="0.022462519483732">
            <text:p>$0.02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6]+[.E56]" office:value-type="currency" office:currency="USD" office:value="0.471712909158372">
            <text:p>$0.47</text:p>
          </table:table-cell>
          <table:table-cell table:formula="of:=[.D57]*[.$C$4]" office:value-type="currency" office:currency="USD" office:value="0.0235856454579186">
            <text:p>$0.02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7]+[.E57]" office:value-type="currency" office:currency="USD" office:value="0.495298554616291">
            <text:p>$0.50</text:p>
          </table:table-cell>
          <table:table-cell table:formula="of:=[.D58]*[.$C$4]" office:value-type="currency" office:currency="USD" office:value="0.0247649277308145">
            <text:p>$0.0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8]+[.E58]" office:value-type="currency" office:currency="USD" office:value="0.520063482347105">
            <text:p>$0.52</text:p>
          </table:table-cell>
          <table:table-cell table:formula="of:=[.D59]*[.$C$4]" office:value-type="currency" office:currency="USD" office:value="0.0260031741173553">
            <text:p>$0.03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9]+[.E59]" office:value-type="currency" office:currency="USD" office:value="0.546066656464461">
            <text:p>$0.55</text:p>
          </table:table-cell>
          <table:table-cell table:formula="of:=[.D60]*[.$C$4]" office:value-type="currency" office:currency="USD" office:value="0.027303332823223">
            <text:p>$0.0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60]+[.E60]" office:value-type="currency" office:currency="USD" office:value="0.573369989287684">
            <text:p>$0.57</text:p>
          </table:table-cell>
          <table:table-cell table:formula="of:=[.D61]*[.$C$4]" office:value-type="currency" office:currency="USD" office:value="0.0286684994643842">
            <text:p>$0.03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1]+[.E61]" office:value-type="currency" office:currency="USD" office:value="0.602038488752068">
            <text:p>$0.60</text:p>
          </table:table-cell>
          <table:table-cell table:formula="of:=[.D62]*[.$C$4]" office:value-type="currency" office:currency="USD" office:value="0.0301019244376034">
            <text:p>$0.03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2]+[.E62]" office:value-type="currency" office:currency="USD" office:value="0.632140413189671">
            <text:p>$0.63</text:p>
          </table:table-cell>
          <table:table-cell table:formula="of:=[.D63]*[.$C$4]" office:value-type="currency" office:currency="USD" office:value="0.0316070206594836">
            <text:p>$0.03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3]+[.E63]" office:value-type="currency" office:currency="USD" office:value="0.663747433849155">
            <text:p>$0.66</text:p>
          </table:table-cell>
          <table:table-cell table:formula="of:=[.D64]*[.$C$4]" office:value-type="currency" office:currency="USD" office:value="0.0331873716924578">
            <text:p>$0.0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4]+[.E64]" office:value-type="currency" office:currency="USD" office:value="0.696934805541613">
            <text:p>$0.70</text:p>
          </table:table-cell>
          <table:table-cell table:formula="of:=[.D65]*[.$C$4]" office:value-type="currency" office:currency="USD" office:value="0.0348467402770806">
            <text:p>$0.0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017">
            <text:p>2017</text:p>
          </table:table-cell>
          <table:table-cell table:formula="of:=[.D65]+[.E65]" office:value-type="currency" office:currency="USD" office:value="0.731781545818693">
            <text:p>$0.73</text:p>
          </table:table-cell>
          <table:table-cell table:formula="of:=[.D66]*[.$C$4]" office:value-type="currency" office:currency="USD" office:value="0.0365890772909347">
            <text:p>$0.0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  <table:table-cell table:formula="of:=[.D66]+[.E66]" office:value-type="currency" office:currency="USD" office:value="0.768370623109628">
            <text:p>$0.77</text:p>
          </table:table-cell>
          <table:table-cell table:formula="of:=[.D67]*[.$C$4]" office:value-type="currency" office:currency="USD" office:value="0.0384185311554814">
            <text:p>$0.0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019">
            <text:p>2019</text:p>
          </table:table-cell>
          <table:table-cell table:formula="of:=[.D67]+[.E67]" office:value-type="currency" office:currency="USD" office:value="0.80678915426511">
            <text:p>$0.81</text:p>
          </table:table-cell>
          <table:table-cell table:formula="of:=[.D68]*[.$C$4]" office:value-type="currency" office:currency="USD" office:value="0.0403394577132555">
            <text:p>$0.0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020">
            <text:p>2020</text:p>
          </table:table-cell>
          <table:table-cell table:formula="of:=[.D68]+[.E68]" office:value-type="currency" office:currency="USD" office:value="0.847128611978365">
            <text:p>$0.85</text:p>
          </table:table-cell>
          <table:table-cell table:formula="of:=[.D69]*[.$C$4]" office:value-type="currency" office:currency="USD" office:value="0.0423564305989182">
            <text:p>$0.0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21">
            <text:p>2021</text:p>
          </table:table-cell>
          <table:table-cell table:formula="of:=[.D69]+[.E69]" office:value-type="currency" office:currency="USD" office:value="0.889485042577283">
            <text:p>$0.89</text:p>
          </table:table-cell>
          <table:table-cell table:formula="of:=[.D70]*[.$C$4]" office:value-type="currency" office:currency="USD" office:value="0.0444742521288642">
            <text:p>$0.0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table:formula="of:=[.D70]+[.E70]" office:value-type="currency" office:currency="USD" office:value="0.933959294706147">
            <text:p>$0.93</text:p>
          </table:table-cell>
          <table:table-cell table:formula="of:=[.D71]*[.$C$4]" office:value-type="currency" office:currency="USD" office:value="0.0466979647353074">
            <text:p>$0.05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flationLoafBread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0.2">
            <text:p>$0.20</text:p>
          </table:table-cell>
          <table:table-cell table:style-name="Default" office:value-type="string">
            <text:p><text:s/>= Price of Item $'s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 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table:formula="of:=[.D71]" office:value-type="currency" office:currency="USD" office:value="3.73583717882459">
            <text:p>$3.74</text:p>
          </table:table-cell>
          <table:table-cell table:style-name="Default" office:value-type="string">
            <text:p><text:s/>= Present value $'s with that Inflation Rat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>
            <text:p>Beginning of</text:p>
          </table:table-cell>
          <table:table-cell office:value-type="string">
            <text:p>End of Year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Years</text:p>
          </table:table-cell>
          <table:table-cell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C3]" office:value-type="currency" office:currency="USD" office:value="0.2">
            <text:p>$0.20</text:p>
          </table:table-cell>
          <table:table-cell table:formula="of:=[.D11]*[.$C$4]" office:value-type="currency" office:currency="USD" office:value="0.01">
            <text:p>$0.0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1]+[.E11]" office:value-type="currency" office:currency="USD" office:value="0.21">
            <text:p>$0.21</text:p>
          </table:table-cell>
          <table:table-cell table:formula="of:=[.D12]*[.$C$4]" office:value-type="currency" office:currency="USD" office:value="0.0105">
            <text:p>$0.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2]+[.E12]" office:value-type="currency" office:currency="USD" office:value="0.2205">
            <text:p>$0.22</text:p>
          </table:table-cell>
          <table:table-cell table:formula="of:=[.D13]*[.$C$4]" office:value-type="currency" office:currency="USD" office:value="0.011025">
            <text:p>$0.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3]+[.E13]" office:value-type="currency" office:currency="USD" office:value="0.231525">
            <text:p>$0.23</text:p>
          </table:table-cell>
          <table:table-cell table:formula="of:=[.D14]*[.$C$4]" office:value-type="currency" office:currency="USD" office:value="0.01157625">
            <text:p>$0.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4]+[.E14]" office:value-type="currency" office:currency="USD" office:value="0.24310125">
            <text:p>$0.24</text:p>
          </table:table-cell>
          <table:table-cell table:formula="of:=[.D15]*[.$C$4]" office:value-type="currency" office:currency="USD" office:value="0.0121550625">
            <text:p>$0.0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5]+[.E15]" office:value-type="currency" office:currency="USD" office:value="0.2552563125">
            <text:p>$0.26</text:p>
          </table:table-cell>
          <table:table-cell table:formula="of:=[.D16]*[.$C$4]" office:value-type="currency" office:currency="USD" office:value="0.012762815625">
            <text:p>$0.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6]+[.E16]" office:value-type="currency" office:currency="USD" office:value="0.268019128125">
            <text:p>$0.27</text:p>
          </table:table-cell>
          <table:table-cell table:formula="of:=[.D17]*[.$C$4]" office:value-type="currency" office:currency="USD" office:value="0.01340095640625">
            <text:p>$0.0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7]+[.E17]" office:value-type="currency" office:currency="USD" office:value="0.28142008453125">
            <text:p>$0.28</text:p>
          </table:table-cell>
          <table:table-cell table:formula="of:=[.D18]*[.$C$4]" office:value-type="currency" office:currency="USD" office:value="0.0140710042265625">
            <text:p>$0.0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8]+[.E18]" office:value-type="currency" office:currency="USD" office:value="0.295491088757812">
            <text:p>$0.30</text:p>
          </table:table-cell>
          <table:table-cell table:formula="of:=[.D19]*[.$C$4]" office:value-type="currency" office:currency="USD" office:value="0.0147745544378906">
            <text:p>$0.0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9]+[.E19]" office:value-type="currency" office:currency="USD" office:value="0.310265643195703">
            <text:p>$0.31</text:p>
          </table:table-cell>
          <table:table-cell table:formula="of:=[.D20]*[.$C$4]" office:value-type="currency" office:currency="USD" office:value="0.0155132821597852">
            <text:p>$0.0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20]+[.E20]" office:value-type="currency" office:currency="USD" office:value="0.325778925355488">
            <text:p>$0.33</text:p>
          </table:table-cell>
          <table:table-cell table:formula="of:=[.D21]*[.$C$4]" office:value-type="currency" office:currency="USD" office:value="0.0162889462677744">
            <text:p>$0.0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1]+[.E21]" office:value-type="currency" office:currency="USD" office:value="0.342067871623263">
            <text:p>$0.34</text:p>
          </table:table-cell>
          <table:table-cell table:formula="of:=[.D22]*[.$C$4]" office:value-type="currency" office:currency="USD" office:value="0.0171033935811631">
            <text:p>$0.0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2]+[.E22]" office:value-type="currency" office:currency="USD" office:value="0.359171265204426">
            <text:p>$0.36</text:p>
          </table:table-cell>
          <table:table-cell table:formula="of:=[.D23]*[.$C$4]" office:value-type="currency" office:currency="USD" office:value="0.0179585632602213">
            <text:p>$0.0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3]+[.E23]" office:value-type="currency" office:currency="USD" office:value="0.377129828464647">
            <text:p>$0.38</text:p>
          </table:table-cell>
          <table:table-cell table:formula="of:=[.D24]*[.$C$4]" office:value-type="currency" office:currency="USD" office:value="0.0188564914232324">
            <text:p>$0.0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4]+[.E24]" office:value-type="currency" office:currency="USD" office:value="0.395986319887879">
            <text:p>$0.40</text:p>
          </table:table-cell>
          <table:table-cell table:formula="of:=[.D25]*[.$C$4]" office:value-type="currency" office:currency="USD" office:value="0.019799315994394">
            <text:p>$0.0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5]+[.E25]" office:value-type="currency" office:currency="USD" office:value="0.415785635882273">
            <text:p>$0.42</text:p>
          </table:table-cell>
          <table:table-cell table:formula="of:=[.D26]*[.$C$4]" office:value-type="currency" office:currency="USD" office:value="0.0207892817941137">
            <text:p>$0.0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6]+[.E26]" office:value-type="currency" office:currency="USD" office:value="0.436574917676387">
            <text:p>$0.44</text:p>
          </table:table-cell>
          <table:table-cell table:formula="of:=[.D27]*[.$C$4]" office:value-type="currency" office:currency="USD" office:value="0.0218287458838194">
            <text:p>$0.0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7]+[.E27]" office:value-type="currency" office:currency="USD" office:value="0.458403663560206">
            <text:p>$0.46</text:p>
          </table:table-cell>
          <table:table-cell table:formula="of:=[.D28]*[.$C$4]" office:value-type="currency" office:currency="USD" office:value="0.0229201831780103">
            <text:p>$0.0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8]+[.E28]" office:value-type="currency" office:currency="USD" office:value="0.481323846738217">
            <text:p>$0.48</text:p>
          </table:table-cell>
          <table:table-cell table:formula="of:=[.D29]*[.$C$4]" office:value-type="currency" office:currency="USD" office:value="0.0240661923369108">
            <text:p>$0.0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9]+[.E29]" office:value-type="currency" office:currency="USD" office:value="0.505390039075128">
            <text:p>$0.51</text:p>
          </table:table-cell>
          <table:table-cell table:formula="of:=[.D30]*[.$C$4]" office:value-type="currency" office:currency="USD" office:value="0.0252695019537564">
            <text:p>$0.0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30]+[.E30]" office:value-type="currency" office:currency="USD" office:value="0.530659541028884">
            <text:p>$0.53</text:p>
          </table:table-cell>
          <table:table-cell table:formula="of:=[.D31]*[.$C$4]" office:value-type="currency" office:currency="USD" office:value="0.0265329770514442">
            <text:p>$0.0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1]+[.E31]" office:value-type="currency" office:currency="USD" office:value="0.557192518080328">
            <text:p>$0.56</text:p>
          </table:table-cell>
          <table:table-cell table:formula="of:=[.D32]*[.$C$4]" office:value-type="currency" office:currency="USD" office:value="0.0278596259040164">
            <text:p>$0.0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2]+[.E32]" office:value-type="currency" office:currency="USD" office:value="0.585052143984344">
            <text:p>$0.59</text:p>
          </table:table-cell>
          <table:table-cell table:formula="of:=[.D33]*[.$C$4]" office:value-type="currency" office:currency="USD" office:value="0.0292526071992172">
            <text:p>$0.0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3]+[.E33]" office:value-type="currency" office:currency="USD" office:value="0.614304751183562">
            <text:p>$0.61</text:p>
          </table:table-cell>
          <table:table-cell table:formula="of:=[.D34]*[.$C$4]" office:value-type="currency" office:currency="USD" office:value="0.0307152375591781">
            <text:p>$0.0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4]+[.E34]" office:value-type="currency" office:currency="USD" office:value="0.64501998874274">
            <text:p>$0.65</text:p>
          </table:table-cell>
          <table:table-cell table:formula="of:=[.D35]*[.$C$4]" office:value-type="currency" office:currency="USD" office:value="0.032250999437137">
            <text:p>$0.0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5]+[.E35]" office:value-type="currency" office:currency="USD" office:value="0.677270988179877">
            <text:p>$0.68</text:p>
          </table:table-cell>
          <table:table-cell table:formula="of:=[.D36]*[.$C$4]" office:value-type="currency" office:currency="USD" office:value="0.0338635494089938">
            <text:p>$0.03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6]+[.E36]" office:value-type="currency" office:currency="USD" office:value="0.71113453758887">
            <text:p>$0.71</text:p>
          </table:table-cell>
          <table:table-cell table:formula="of:=[.D37]*[.$C$4]" office:value-type="currency" office:currency="USD" office:value="0.0355567268794435">
            <text:p>$0.0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7]+[.E37]" office:value-type="currency" office:currency="USD" office:value="0.746691264468314">
            <text:p>$0.75</text:p>
          </table:table-cell>
          <table:table-cell table:formula="of:=[.D38]*[.$C$4]" office:value-type="currency" office:currency="USD" office:value="0.0373345632234157">
            <text:p>$0.04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8]+[.E38]" office:value-type="currency" office:currency="USD" office:value="0.78402582769173">
            <text:p>$0.78</text:p>
          </table:table-cell>
          <table:table-cell table:formula="of:=[.D39]*[.$C$4]" office:value-type="currency" office:currency="USD" office:value="0.0392012913845865">
            <text:p>$0.0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9]+[.E39]" office:value-type="currency" office:currency="USD" office:value="0.823227119076316">
            <text:p>$0.82</text:p>
          </table:table-cell>
          <table:table-cell table:formula="of:=[.D40]*[.$C$4]" office:value-type="currency" office:currency="USD" office:value="0.0411613559538158">
            <text:p>$0.0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40]+[.E40]" office:value-type="currency" office:currency="USD" office:value="0.864388475030132">
            <text:p>$0.86</text:p>
          </table:table-cell>
          <table:table-cell table:formula="of:=[.D41]*[.$C$4]" office:value-type="currency" office:currency="USD" office:value="0.0432194237515066">
            <text:p>$0.0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1]+[.E41]" office:value-type="currency" office:currency="USD" office:value="0.907607898781639">
            <text:p>$0.91</text:p>
          </table:table-cell>
          <table:table-cell table:formula="of:=[.D42]*[.$C$4]" office:value-type="currency" office:currency="USD" office:value="0.0453803949390819">
            <text:p>$0.0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2]+[.E42]" office:value-type="currency" office:currency="USD" office:value="0.952988293720721">
            <text:p>$0.95</text:p>
          </table:table-cell>
          <table:table-cell table:formula="of:=[.D43]*[.$C$4]" office:value-type="currency" office:currency="USD" office:value="0.047649414686036">
            <text:p>$0.05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3]+[.E43]" office:value-type="currency" office:currency="USD" office:value="1.00063770840676">
            <text:p>$1.00</text:p>
          </table:table-cell>
          <table:table-cell table:formula="of:=[.D44]*[.$C$4]" office:value-type="currency" office:currency="USD" office:value="0.0500318854203378">
            <text:p>$0.0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4]+[.E44]" office:value-type="currency" office:currency="USD" office:value="1.05066959382709">
            <text:p>$1.05</text:p>
          </table:table-cell>
          <table:table-cell table:formula="of:=[.D45]*[.$C$4]" office:value-type="currency" office:currency="USD" office:value="0.0525334796913547">
            <text:p>$0.0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5]+[.E45]" office:value-type="currency" office:currency="USD" office:value="1.10320307351845">
            <text:p>$1.10</text:p>
          </table:table-cell>
          <table:table-cell table:formula="of:=[.D46]*[.$C$4]" office:value-type="currency" office:currency="USD" office:value="0.0551601536759225">
            <text:p>$0.06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6]+[.E46]" office:value-type="currency" office:currency="USD" office:value="1.15836322719437">
            <text:p>$1.16</text:p>
          </table:table-cell>
          <table:table-cell table:formula="of:=[.D47]*[.$C$4]" office:value-type="currency" office:currency="USD" office:value="0.0579181613597186">
            <text:p>$0.0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7]+[.E47]" office:value-type="currency" office:currency="USD" office:value="1.21628138855409">
            <text:p>$1.22</text:p>
          </table:table-cell>
          <table:table-cell table:formula="of:=[.D48]*[.$C$4]" office:value-type="currency" office:currency="USD" office:value="0.0608140694277045">
            <text:p>$0.06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8]+[.E48]" office:value-type="currency" office:currency="USD" office:value="1.2770954579818">
            <text:p>$1.28</text:p>
          </table:table-cell>
          <table:table-cell table:formula="of:=[.D49]*[.$C$4]" office:value-type="currency" office:currency="USD" office:value="0.0638547728990898">
            <text:p>$0.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9]+[.E49]" office:value-type="currency" office:currency="USD" office:value="1.34095023088088">
            <text:p>$1.34</text:p>
          </table:table-cell>
          <table:table-cell table:formula="of:=[.D50]*[.$C$4]" office:value-type="currency" office:currency="USD" office:value="0.0670475115440442">
            <text:p>$0.07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50]+[.E50]" office:value-type="currency" office:currency="USD" office:value="1.40799774242493">
            <text:p>$1.41</text:p>
          </table:table-cell>
          <table:table-cell table:formula="of:=[.D51]*[.$C$4]" office:value-type="currency" office:currency="USD" office:value="0.0703998871212465">
            <text:p>$0.07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1]+[.E51]" office:value-type="currency" office:currency="USD" office:value="1.47839762954618">
            <text:p>$1.48</text:p>
          </table:table-cell>
          <table:table-cell table:formula="of:=[.D52]*[.$C$4]" office:value-type="currency" office:currency="USD" office:value="0.0739198814773088">
            <text:p>$0.0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2]+[.E52]" office:value-type="currency" office:currency="USD" office:value="1.55231751102348">
            <text:p>$1.55</text:p>
          </table:table-cell>
          <table:table-cell table:formula="of:=[.D53]*[.$C$4]" office:value-type="currency" office:currency="USD" office:value="0.0776158755511742">
            <text:p>$0.08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3]+[.E53]" office:value-type="currency" office:currency="USD" office:value="1.62993338657466">
            <text:p>$1.63</text:p>
          </table:table-cell>
          <table:table-cell table:formula="of:=[.D54]*[.$C$4]" office:value-type="currency" office:currency="USD" office:value="0.0814966693287329">
            <text:p>$0.0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4]+[.E54]" office:value-type="currency" office:currency="USD" office:value="1.71143005590339">
            <text:p>$1.71</text:p>
          </table:table-cell>
          <table:table-cell table:formula="of:=[.D55]*[.$C$4]" office:value-type="currency" office:currency="USD" office:value="0.0855715027951696">
            <text:p>$0.0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5]+[.E55]" office:value-type="currency" office:currency="USD" office:value="1.79700155869856">
            <text:p>$1.80</text:p>
          </table:table-cell>
          <table:table-cell table:formula="of:=[.D56]*[.$C$4]" office:value-type="currency" office:currency="USD" office:value="0.0898500779349281">
            <text:p>$0.0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6]+[.E56]" office:value-type="currency" office:currency="USD" office:value="1.88685163663349">
            <text:p>$1.89</text:p>
          </table:table-cell>
          <table:table-cell table:formula="of:=[.D57]*[.$C$4]" office:value-type="currency" office:currency="USD" office:value="0.0943425818316744">
            <text:p>$0.0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7]+[.E57]" office:value-type="currency" office:currency="USD" office:value="1.98119421846516">
            <text:p>$1.98</text:p>
          </table:table-cell>
          <table:table-cell table:formula="of:=[.D58]*[.$C$4]" office:value-type="currency" office:currency="USD" office:value="0.0990597109232582">
            <text:p>$0.1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8]+[.E58]" office:value-type="currency" office:currency="USD" office:value="2.08025392938842">
            <text:p>$2.08</text:p>
          </table:table-cell>
          <table:table-cell table:formula="of:=[.D59]*[.$C$4]" office:value-type="currency" office:currency="USD" office:value="0.104012696469421">
            <text:p>$0.1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9]+[.E59]" office:value-type="currency" office:currency="USD" office:value="2.18426662585784">
            <text:p>$2.18</text:p>
          </table:table-cell>
          <table:table-cell table:formula="of:=[.D60]*[.$C$4]" office:value-type="currency" office:currency="USD" office:value="0.109213331292892">
            <text:p>$0.1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60]+[.E60]" office:value-type="currency" office:currency="USD" office:value="2.29347995715074">
            <text:p>$2.29</text:p>
          </table:table-cell>
          <table:table-cell table:formula="of:=[.D61]*[.$C$4]" office:value-type="currency" office:currency="USD" office:value="0.114673997857537">
            <text:p>$0.1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1]+[.E61]" office:value-type="currency" office:currency="USD" office:value="2.40815395500827">
            <text:p>$2.41</text:p>
          </table:table-cell>
          <table:table-cell table:formula="of:=[.D62]*[.$C$4]" office:value-type="currency" office:currency="USD" office:value="0.120407697750414">
            <text:p>$0.12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2]+[.E62]" office:value-type="currency" office:currency="USD" office:value="2.52856165275869">
            <text:p>$2.53</text:p>
          </table:table-cell>
          <table:table-cell table:formula="of:=[.D63]*[.$C$4]" office:value-type="currency" office:currency="USD" office:value="0.126428082637934">
            <text:p>$0.13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3]+[.E63]" office:value-type="currency" office:currency="USD" office:value="2.65498973539662">
            <text:p>$2.65</text:p>
          </table:table-cell>
          <table:table-cell table:formula="of:=[.D64]*[.$C$4]" office:value-type="currency" office:currency="USD" office:value="0.132749486769831">
            <text:p>$0.1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4]+[.E64]" office:value-type="currency" office:currency="USD" office:value="2.78773922216645">
            <text:p>$2.79</text:p>
          </table:table-cell>
          <table:table-cell table:formula="of:=[.D65]*[.$C$4]" office:value-type="currency" office:currency="USD" office:value="0.139386961108323">
            <text:p>$0.1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017">
            <text:p>2017</text:p>
          </table:table-cell>
          <table:table-cell table:formula="of:=[.D65]+[.E65]" office:value-type="currency" office:currency="USD" office:value="2.92712618327477">
            <text:p>$2.93</text:p>
          </table:table-cell>
          <table:table-cell table:formula="of:=[.D66]*[.$C$4]" office:value-type="currency" office:currency="USD" office:value="0.146356309163739">
            <text:p>$0.1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  <table:table-cell table:formula="of:=[.D66]+[.E66]" office:value-type="currency" office:currency="USD" office:value="3.07348249243851">
            <text:p>$3.07</text:p>
          </table:table-cell>
          <table:table-cell table:formula="of:=[.D67]*[.$C$4]" office:value-type="currency" office:currency="USD" office:value="0.153674124621926">
            <text:p>$0.1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019">
            <text:p>2019</text:p>
          </table:table-cell>
          <table:table-cell table:formula="of:=[.D67]+[.E67]" office:value-type="currency" office:currency="USD" office:value="3.22715661706044">
            <text:p>$3.23</text:p>
          </table:table-cell>
          <table:table-cell table:formula="of:=[.D68]*[.$C$4]" office:value-type="currency" office:currency="USD" office:value="0.161357830853022">
            <text:p>$0.1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020">
            <text:p>2020</text:p>
          </table:table-cell>
          <table:table-cell table:formula="of:=[.D68]+[.E68]" office:value-type="currency" office:currency="USD" office:value="3.38851444791346">
            <text:p>$3.39</text:p>
          </table:table-cell>
          <table:table-cell table:formula="of:=[.D69]*[.$C$4]" office:value-type="currency" office:currency="USD" office:value="0.169425722395673">
            <text:p>$0.1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21">
            <text:p>2021</text:p>
          </table:table-cell>
          <table:table-cell table:formula="of:=[.D69]+[.E69]" office:value-type="currency" office:currency="USD" office:value="3.55794017030913">
            <text:p>$3.56</text:p>
          </table:table-cell>
          <table:table-cell table:formula="of:=[.D70]*[.$C$4]" office:value-type="currency" office:currency="USD" office:value="0.177897008515457">
            <text:p>$0.1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table:formula="of:=[.D70]+[.E70]" office:value-type="currency" office:currency="USD" office:value="3.73583717882459">
            <text:p>$3.74</text:p>
          </table:table-cell>
          <table:table-cell table:formula="of:=[.D71]*[.$C$4]" office:value-type="currency" office:currency="USD" office:value="0.186791858941229">
            <text:p>$0.1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9">01/19/2022</text:date>, <text:time>11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19T11:04:10.07</meta:creation-date>
    <meta:generator>OpenOffice/4.1.6$Win32 OpenOffice.org_project/416m1$Build-9790</meta:generator>
    <dc:date>2022-01-19T11:56:40.29</dc:date>
    <dc:creator>Mark Lehr</dc:creator>
    <meta:editing-duration>PT52M31S</meta:editing-duration>
    <meta:editing-cycles>1</meta:editing-cycles>
    <meta:document-statistic meta:table-count="4" meta:cell-count="834" meta:object-count="0"/>
  </office:meta>
</office:document-meta>
</file>